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54.74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Min">
      <style:table-properties table:display="true" style:writing-mode="lr-tb"/>
    </style:style>
    <style:style style:name="ta2" style:family="table" style:master-page-name="PageStyle_5f_LowestFirst1000">
      <style:table-properties table:display="true" style:writing-mode="lr-tb"/>
    </style:style>
    <style:style style:name="ta3" style:family="table" style:master-page-name="PageStyle_5f_HighestFirst1000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in" table:style-name="ta1">
        <office:forms form:automatic-focus="false" form:apply-design-mode="false"/>
        <table:table-column table:style-name="co1" table:number-columns-repeated="21" table:default-cell-style-name="Default"/>
        <table:table-column table:style-name="co2" table:number-columns-repeated="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/>
          <table:table-cell table:style-name="ce6"/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formula="of:=[.B2]*0.01" office:value-type="string" office:string-value="10" calcext:value-type="string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2]+[.C2]-[.D2]" office:value-type="float" office:value="1010" calcext:value-type="float">
            <text:p>101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[.I2]*0.02" office:value-type="string" office:string-value="40" calcext:value-type="string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I2]+[.J2]-[.K2]" office:value-type="float" office:value="2040" calcext:value-type="float">
            <text:p>204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2]+[.Q2]-[.R2]" office:value-type="float" office:value="10100" calcext:value-type="float">
            <text:p>10100</text:p>
          </table:table-cell>
          <table:table-cell table:style-name="ce2"/>
          <table:table-cell table:style-name="ce6" table:formula="of:=[.D2]+[.K2]+[.R2]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E2]" office:value-type="float" office:value="1010" calcext:value-type="float">
            <text:p>10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3]+[.C3]-[.D3]" office:value-type="float" office:value="820" calcext:value-type="float">
            <text:p>82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L2]" office:value-type="float" office:value="2040" calcext:value-type="float">
            <text:p>204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3]+[.J3]-[.K3]" office:value-type="float" office:value="1880" calcext:value-type="float">
            <text:p>188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S2]" office:value-type="float" office:value="10100" calcext:value-type="float">
            <text:p>1010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3]+[.Q3]-[.R3]" office:value-type="float" office:value="9700" calcext:value-type="float">
            <text:p>9700.0</text:p>
          </table:table-cell>
          <table:table-cell table:style-name="ce2"/>
          <table:table-cell table:style-name="ce7" table:formula="of:=[.D3]+[.K3]+[.R3]" office:value-type="float" office:value="900" calcext:value-type="float">
            <text:p>9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table:formula="of:=[.E3]" office:value-type="float" office:value="820" calcext:value-type="float">
            <text:p>82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4]+[.C4]-[.D4]" office:value-type="float" office:value="630" calcext:value-type="float">
            <text:p>63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L3]" office:value-type="float" office:value="1880" calcext:value-type="float">
            <text:p>18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4]+[.J4]-[.K4]" office:value-type="float" office:value="1720" calcext:value-type="float">
            <text:p>172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S3]" office:value-type="float" office:value="9700" calcext:value-type="float">
            <text:p>9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4]+[.Q4]-[.R4]" office:value-type="float" office:value="9300" calcext:value-type="float">
            <text:p>9300.0</text:p>
          </table:table-cell>
          <table:table-cell table:style-name="ce2"/>
          <table:table-cell table:style-name="ce7" table:formula="of:=[.D4]+[.K4]+[.R4]" office:value-type="float" office:value="900" calcext:value-type="float">
            <text:p>9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[.E4]" office:value-type="float" office:value="630" calcext:value-type="float">
            <text:p>63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5]+[.C5]-[.D5]" office:value-type="float" office:value="440" calcext:value-type="float">
            <text:p>44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L4]" office:value-type="float" office:value="1720" calcext:value-type="float">
            <text:p>172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5]+[.J5]-[.K5]" office:value-type="float" office:value="1560" calcext:value-type="float">
            <text:p>156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S4]" office:value-type="float" office:value="9300" calcext:value-type="float">
            <text:p>9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5]+[.Q5]-[.R5]" office:value-type="float" office:value="8900" calcext:value-type="float">
            <text:p>8900.0</text:p>
          </table:table-cell>
          <table:table-cell table:style-name="ce2"/>
          <table:table-cell table:style-name="ce7" table:formula="of:=[.D5]+[.K5]+[.R5]" office:value-type="float" office:value="900" calcext:value-type="float">
            <text:p>9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table:formula="of:=[.E5]" office:value-type="float" office:value="440" calcext:value-type="float">
            <text:p>44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6]+[.C6]-[.D6]" office:value-type="float" office:value="250" calcext:value-type="float">
            <text:p>250.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table:formula="of:=[.L5]" office:value-type="float" office:value="1560" calcext:value-type="float">
            <text:p>156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6]+[.J6]-[.K6]" office:value-type="float" office:value="1400" calcext:value-type="float">
            <text:p>1400.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table:formula="of:=[.S5]" office:value-type="float" office:value="8900" calcext:value-type="float">
            <text:p>8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6]+[.Q6]-[.R6]" office:value-type="float" office:value="8500" calcext:value-type="float">
            <text:p>8500.0</text:p>
          </table:table-cell>
          <table:table-cell table:style-name="ce2"/>
          <table:table-cell table:style-name="ce7" table:formula="of:=[.D6]+[.K6]+[.R6]" office:value-type="float" office:value="900" calcext:value-type="float">
            <text:p>9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[.E6]" office:value-type="float" office:value="250" calcext:value-type="float">
            <text:p>25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7]+[.C7]-[.D7]" office:value-type="float" office:value="60" calcext:value-type="float">
            <text:p>60.0</text:p>
          </table:table-cell>
          <table:table-cell table:style-name="ce3" table:formula="of:=SUM([.D3:.D7])" office:value-type="string" office:string-value="1000.0" calcext:value-type="string">
            <text:p>1000.0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3" table:formula="of:=[.L6]" office:value-type="float" office:value="1400" calcext:value-type="float">
            <text:p>140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7]+[.J7]-[.K7]" office:value-type="float" office:value="1240" calcext:value-type="float">
            <text:p>1240.0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3" table:formula="of:=[.S6]" office:value-type="float" office:value="8500" calcext:value-type="float">
            <text:p>8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7]+[.Q7]-[.R7]" office:value-type="float" office:value="8100" calcext:value-type="float">
            <text:p>8100.0</text:p>
          </table:table-cell>
          <table:table-cell table:style-name="ce2"/>
          <table:table-cell table:style-name="ce7" table:formula="of:=[.D7]+[.K7]+[.R7]" office:value-type="float" office:value="900" calcext:value-type="float">
            <text:p>9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table:formula="of:=[.E7]" office:value-type="float" office:value="60" calcext:value-type="float">
            <text:p>60.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60" calcext:value-type="float">
            <text:p>60.0</text:p>
          </table:table-cell>
          <table:table-cell table:style-name="ce3" table:formula="of:=[.B8]+[.C8]-[.D8]" office:value-type="float" office:value="0" calcext:value-type="float">
            <text:p>0.0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3" table:formula="of:=[.L7]" office:value-type="float" office:value="1240" calcext:value-type="float">
            <text:p>124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8]+[.J8]-[.K8]" office:value-type="float" office:value="1080" calcext:value-type="float">
            <text:p>1080.0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3" table:formula="of:=[.S7]" office:value-type="float" office:value="8100" calcext:value-type="float">
            <text:p>8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8]+[.Q8]-[.R8]" office:value-type="float" office:value="7700" calcext:value-type="float">
            <text:p>7700.0</text:p>
          </table:table-cell>
          <table:table-cell table:style-name="ce2"/>
          <table:table-cell table:style-name="ce7" table:formula="of:=[.D8]+[.K8]+[.R8]" office:value-type="float" office:value="760" calcext:value-type="float">
            <text:p>76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3"/>
          <table:table-cell table:style-name="ce2" office:value-type="float" office:value="7" calcext:value-type="float">
            <text:p>7</text:p>
          </table:table-cell>
          <table:table-cell table:style-name="ce3" table:formula="of:=[.L8]" office:value-type="float" office:value="1080" calcext:value-type="float">
            <text:p>10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9]+[.J9]-[.K9]" office:value-type="float" office:value="920" calcext:value-type="float">
            <text:p>920.0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3" table:formula="of:=[.S8]" office:value-type="float" office:value="7700" calcext:value-type="float">
            <text:p>7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9]+[.Q9]-[.R9]" office:value-type="float" office:value="7300" calcext:value-type="float">
            <text:p>7300.0</text:p>
          </table:table-cell>
          <table:table-cell table:style-name="ce2"/>
          <table:table-cell table:style-name="ce7" table:formula="of:=[.D9]+[.K9]+[.R9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8" calcext:value-type="float">
            <text:p>8</text:p>
          </table:table-cell>
          <table:table-cell table:style-name="ce3" table:formula="of:=[.L9]" office:value-type="float" office:value="920" calcext:value-type="float">
            <text:p>92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0]+[.J10]-[.K10]" office:value-type="float" office:value="760" calcext:value-type="float">
            <text:p>760.0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3" table:formula="of:=[.S9]" office:value-type="float" office:value="7300" calcext:value-type="float">
            <text:p>7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0]+[.Q10]-[.R10]" office:value-type="float" office:value="6900" calcext:value-type="float">
            <text:p>6900.0</text:p>
          </table:table-cell>
          <table:table-cell table:style-name="ce2"/>
          <table:table-cell table:style-name="ce7" table:formula="of:=[.D10]+[.K10]+[.R10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9" calcext:value-type="float">
            <text:p>9</text:p>
          </table:table-cell>
          <table:table-cell table:style-name="ce3" table:formula="of:=[.L10]" office:value-type="float" office:value="760" calcext:value-type="float">
            <text:p>76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1]+[.J11]-[.K11]" office:value-type="float" office:value="600" calcext:value-type="float">
            <text:p>600.0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3" table:formula="of:=[.S10]" office:value-type="float" office:value="6900" calcext:value-type="float">
            <text:p>6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1]+[.Q11]-[.R11]" office:value-type="float" office:value="6500" calcext:value-type="float">
            <text:p>6500.0</text:p>
          </table:table-cell>
          <table:table-cell table:style-name="ce2"/>
          <table:table-cell table:style-name="ce7" table:formula="of:=[.D11]+[.K11]+[.R11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0" calcext:value-type="float">
            <text:p>10</text:p>
          </table:table-cell>
          <table:table-cell table:style-name="ce3" table:formula="of:=[.L11]" office:value-type="float" office:value="600" calcext:value-type="float">
            <text:p>60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2]+[.J12]-[.K12]" office:value-type="float" office:value="440" calcext:value-type="float">
            <text:p>440.0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3" table:formula="of:=[.S11]" office:value-type="float" office:value="6500" calcext:value-type="float">
            <text:p>6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2]+[.Q12]-[.R12]" office:value-type="float" office:value="6100" calcext:value-type="float">
            <text:p>6100.0</text:p>
          </table:table-cell>
          <table:table-cell table:style-name="ce2"/>
          <table:table-cell table:style-name="ce7" table:formula="of:=[.D12]+[.K12]+[.R12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1" calcext:value-type="float">
            <text:p>11</text:p>
          </table:table-cell>
          <table:table-cell table:style-name="ce3" table:formula="of:=[.L12]" office:value-type="float" office:value="440" calcext:value-type="float">
            <text:p>44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3]+[.J13]-[.K13]" office:value-type="float" office:value="280" calcext:value-type="float">
            <text:p>280.0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3" table:formula="of:=[.S12]" office:value-type="float" office:value="6100" calcext:value-type="float">
            <text:p>6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3]+[.Q13]-[.R13]" office:value-type="float" office:value="5700" calcext:value-type="float">
            <text:p>5700.0</text:p>
          </table:table-cell>
          <table:table-cell table:style-name="ce2"/>
          <table:table-cell table:style-name="ce7" table:formula="of:=[.D13]+[.K13]+[.R13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2" calcext:value-type="float">
            <text:p>12</text:p>
          </table:table-cell>
          <table:table-cell table:style-name="ce3" table:formula="of:=[.L13]" office:value-type="float" office:value="280" calcext:value-type="float">
            <text:p>2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4]+[.J14]-[.K14]" office:value-type="float" office:value="120" calcext:value-type="float">
            <text:p>120.0</text:p>
          </table:table-cell>
          <table:table-cell table:style-name="ce2" table:formula="of:=SUM([.K2:.K14])" office:value-type="string" office:string-value="2400" calcext:value-type="string">
            <text:p>2400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3" table:formula="of:=[.S13]" office:value-type="float" office:value="5700" calcext:value-type="float">
            <text:p>5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4]+[.Q14]-[.R14]" office:value-type="float" office:value="5300" calcext:value-type="float">
            <text:p>5300.0</text:p>
          </table:table-cell>
          <table:table-cell table:style-name="ce2"/>
          <table:table-cell table:style-name="ce7" table:formula="of:=[.D14]+[.K14]+[.R14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3" calcext:value-type="float">
            <text:p>13</text:p>
          </table:table-cell>
          <table:table-cell table:style-name="ce3" table:formula="of:=[.L14]" office:value-type="float" office:value="120" calcext:value-type="float">
            <text:p>120.0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5]+[.J15]-[.K15]" office:value-type="float" office:value="-39" calcext:value-type="float">
            <text:p>-39.0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3" table:formula="of:=[.S14]" office:value-type="float" office:value="5300" calcext:value-type="float">
            <text:p>5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5]+[.Q15]-[.R15]" office:value-type="float" office:value="4900" calcext:value-type="float">
            <text:p>4900.0</text:p>
          </table:table-cell>
          <table:table-cell table:style-name="ce2"/>
          <table:table-cell table:style-name="ce7" table:formula="of:=[.D15]+[.K15]+[.R15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4" calcext:value-type="float">
            <text:p>14</text:p>
          </table:table-cell>
          <table:table-cell table:style-name="ce3" table:formula="of:=[.S15]" office:value-type="float" office:value="4900" calcext:value-type="float">
            <text:p>4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6]+[.Q16]-[.R16]" office:value-type="float" office:value="4500" calcext:value-type="float">
            <text:p>4500.0</text:p>
          </table:table-cell>
          <table:table-cell table:style-name="ce2"/>
          <table:table-cell table:style-name="ce7" table:formula="of:=[.D16]+[.K16]+[.R16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3" table:formula="of:=[.S16]" office:value-type="float" office:value="4500" calcext:value-type="float">
            <text:p>4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7]+[.Q17]-[.R17]" office:value-type="float" office:value="4100" calcext:value-type="float">
            <text:p>4100.0</text:p>
          </table:table-cell>
          <table:table-cell table:style-name="ce2"/>
          <table:table-cell table:style-name="ce7" table:formula="of:=[.D17]+[.K17]+[.R17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6" calcext:value-type="float">
            <text:p>16</text:p>
          </table:table-cell>
          <table:table-cell table:style-name="ce3" table:formula="of:=[.S17]" office:value-type="float" office:value="4100" calcext:value-type="float">
            <text:p>4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8]+[.Q18]-[.R18]" office:value-type="float" office:value="3700" calcext:value-type="float">
            <text:p>3700.0</text:p>
          </table:table-cell>
          <table:table-cell table:style-name="ce2"/>
          <table:table-cell table:style-name="ce7" table:formula="of:=[.D18]+[.K18]+[.R18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7" calcext:value-type="float">
            <text:p>17</text:p>
          </table:table-cell>
          <table:table-cell table:style-name="ce3" table:formula="of:=[.S18]" office:value-type="float" office:value="3700" calcext:value-type="float">
            <text:p>3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9]+[.Q19]-[.R19]" office:value-type="float" office:value="3300" calcext:value-type="float">
            <text:p>3300.0</text:p>
          </table:table-cell>
          <table:table-cell table:style-name="ce2"/>
          <table:table-cell table:style-name="ce7" table:formula="of:=[.D19]+[.K19]+[.R19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8" calcext:value-type="float">
            <text:p>18</text:p>
          </table:table-cell>
          <table:table-cell table:style-name="ce3" table:formula="of:=[.S19]" office:value-type="float" office:value="3300" calcext:value-type="float">
            <text:p>3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0]+[.Q20]-[.R20]" office:value-type="float" office:value="2900" calcext:value-type="float">
            <text:p>2900.0</text:p>
          </table:table-cell>
          <table:table-cell table:style-name="ce2"/>
          <table:table-cell table:style-name="ce7" table:formula="of:=[.D20]+[.K20]+[.R20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9" calcext:value-type="float">
            <text:p>19</text:p>
          </table:table-cell>
          <table:table-cell table:style-name="ce3" table:formula="of:=[.S20]" office:value-type="float" office:value="2900" calcext:value-type="float">
            <text:p>2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1]+[.Q21]-[.R21]" office:value-type="float" office:value="2500" calcext:value-type="float">
            <text:p>2500.0</text:p>
          </table:table-cell>
          <table:table-cell table:style-name="ce2"/>
          <table:table-cell table:style-name="ce7" table:formula="of:=[.D21]+[.K21]+[.R21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0" calcext:value-type="float">
            <text:p>20</text:p>
          </table:table-cell>
          <table:table-cell table:style-name="ce3" table:formula="of:=[.S21]" office:value-type="float" office:value="2500" calcext:value-type="float">
            <text:p>2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2]+[.Q22]-[.R22]" office:value-type="float" office:value="2100" calcext:value-type="float">
            <text:p>2100.0</text:p>
          </table:table-cell>
          <table:table-cell table:style-name="ce2"/>
          <table:table-cell table:style-name="ce7" table:formula="of:=[.D22]+[.K22]+[.R22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1" calcext:value-type="float">
            <text:p>21</text:p>
          </table:table-cell>
          <table:table-cell table:style-name="ce3" table:formula="of:=[.S22]" office:value-type="float" office:value="2100" calcext:value-type="float">
            <text:p>2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3]+[.Q23]-[.R23]" office:value-type="float" office:value="1700" calcext:value-type="float">
            <text:p>1700.0</text:p>
          </table:table-cell>
          <table:table-cell table:style-name="ce2"/>
          <table:table-cell table:style-name="ce7" table:formula="of:=[.D23]+[.K23]+[.R23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2" calcext:value-type="float">
            <text:p>22</text:p>
          </table:table-cell>
          <table:table-cell table:style-name="ce3" table:formula="of:=[.S23]" office:value-type="float" office:value="1700" calcext:value-type="float">
            <text:p>1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4]+[.Q24]-[.R24]" office:value-type="float" office:value="1300" calcext:value-type="float">
            <text:p>1300.0</text:p>
          </table:table-cell>
          <table:table-cell table:style-name="ce2"/>
          <table:table-cell table:style-name="ce7" table:formula="of:=[.D24]+[.K24]+[.R24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3" calcext:value-type="float">
            <text:p>23</text:p>
          </table:table-cell>
          <table:table-cell table:style-name="ce3" table:formula="of:=[.S24]" office:value-type="float" office:value="1300" calcext:value-type="float">
            <text:p>1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5]+[.Q25]-[.R25]" office:value-type="float" office:value="900" calcext:value-type="float">
            <text:p>900.0</text:p>
          </table:table-cell>
          <table:table-cell table:style-name="ce2"/>
          <table:table-cell table:style-name="ce7" table:formula="of:=[.D25]+[.K25]+[.R25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4" calcext:value-type="float">
            <text:p>24</text:p>
          </table:table-cell>
          <table:table-cell table:style-name="ce3" table:formula="of:=[.S25]" office:value-type="float" office:value="900" calcext:value-type="float">
            <text:p>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6]+[.Q26]-[.R26]" office:value-type="float" office:value="500" calcext:value-type="float">
            <text:p>500.0</text:p>
          </table:table-cell>
          <table:table-cell table:style-name="ce2"/>
          <table:table-cell table:style-name="ce7" table:formula="of:=[.D26]+[.K26]+[.R26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5" calcext:value-type="float">
            <text:p>25</text:p>
          </table:table-cell>
          <table:table-cell table:style-name="ce3" table:formula="of:=[.S26]" office:value-type="float" office:value="500" calcext:value-type="float">
            <text:p>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7]+[.Q27]-[.R27]" office:value-type="float" office:value="100" calcext:value-type="float">
            <text:p>100.0</text:p>
          </table:table-cell>
          <table:table-cell table:style-name="ce2" table:formula="of:=SUM([.R2:.R27])" office:value-type="string" office:string-value="12500" calcext:value-type="string">
            <text:p>12500</text:p>
          </table:table-cell>
          <table:table-cell table:style-name="ce7" table:formula="of:=[.D27]+[.K27]+[.R27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6" calcext:value-type="float">
            <text:p>26</text:p>
          </table:table-cell>
          <table:table-cell table:style-name="ce3" table:formula="of:=[.S27]" office:value-type="float" office:value="100" calcext:value-type="float">
            <text:p>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8]+[.Q28]-[.R28]" office:value-type="float" office:value="-300" calcext:value-type="float">
            <text:p>-300.0</text:p>
          </table:table-cell>
          <table:table-cell table:style-name="ce2"/>
          <table:table-cell table:style-name="ce7" table:formula="of:=[.D28]+[.K28]+[.R28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6"/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6"/>
          <table:table-cell table:style-name="ce2" table:number-columns-repeated="5"/>
          <table:table-cell table:number-columns-repeated="998"/>
        </table:table-row>
        <table:table-row table:style-name="ro1" table:number-rows-repeated="970">
          <table:table-cell table:style-name="ce2" table:number-columns-repeated="20"/>
          <table:table-cell table:style-name="ce6"/>
          <table:table-cell table:style-name="ce2" table:number-columns-repeated="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estFirst1000" table:style-name="ta2">
        <table:table-column table:style-name="co1" table:number-columns-repeated="21" table:default-cell-style-name="Default"/>
        <table:table-column table:style-name="co2" table:number-columns-repeated="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/>
          <table:table-cell table:style-name="ce6"/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formula="of:=[.B2]*0.01" office:value-type="string" office:string-value="10" calcext:value-type="string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2]+[.C2]-[.D2]" office:value-type="float" office:value="1010" calcext:value-type="float">
            <text:p>101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[.I2]*0.02" office:value-type="string" office:string-value="40" calcext:value-type="string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I2]+[.J2]-[.K2]" office:value-type="float" office:value="2040" calcext:value-type="float">
            <text:p>204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2]+[.Q2]-[.R2]" office:value-type="float" office:value="10100" calcext:value-type="float">
            <text:p>10100</text:p>
          </table:table-cell>
          <table:table-cell table:style-name="ce2"/>
          <table:table-cell table:style-name="ce6" table:formula="of:=[.D2]+[.K2]+[.R2]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E2]" office:value-type="float" office:value="1010" calcext:value-type="float">
            <text:p>10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300" calcext:value-type="float">
            <text:p>300.0</text:p>
          </table:table-cell>
          <table:table-cell table:style-name="ce3" table:formula="of:=[.B3]+[.C3]-[.D3]" office:value-type="float" office:value="720" calcext:value-type="float">
            <text:p>72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L2]" office:value-type="float" office:value="2040" calcext:value-type="float">
            <text:p>204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3]+[.J3]-[.K3]" office:value-type="float" office:value="1880" calcext:value-type="float">
            <text:p>188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S2]" office:value-type="float" office:value="10100" calcext:value-type="float">
            <text:p>1010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3]+[.Q3]-[.R3]" office:value-type="float" office:value="9700" calcext:value-type="float">
            <text:p>9700.0</text:p>
          </table:table-cell>
          <table:table-cell table:style-name="ce2"/>
          <table:table-cell table:style-name="ce7" table:formula="of:=[.D3]+[.K3]+[.R3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table:formula="of:=[.E3]" office:value-type="float" office:value="720" calcext:value-type="float">
            <text:p>72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300" calcext:value-type="float">
            <text:p>300.0</text:p>
          </table:table-cell>
          <table:table-cell table:style-name="ce3" table:formula="of:=[.B4]+[.C4]-[.D4]" office:value-type="float" office:value="430" calcext:value-type="float">
            <text:p>43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L3]" office:value-type="float" office:value="1880" calcext:value-type="float">
            <text:p>18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4]+[.J4]-[.K4]" office:value-type="float" office:value="1720" calcext:value-type="float">
            <text:p>172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S3]" office:value-type="float" office:value="9700" calcext:value-type="float">
            <text:p>9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4]+[.Q4]-[.R4]" office:value-type="float" office:value="9300" calcext:value-type="float">
            <text:p>9300.0</text:p>
          </table:table-cell>
          <table:table-cell table:style-name="ce2"/>
          <table:table-cell table:style-name="ce7" table:formula="of:=[.D4]+[.K4]+[.R4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[.E4]" office:value-type="float" office:value="430" calcext:value-type="float">
            <text:p>43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300" calcext:value-type="float">
            <text:p>300.0</text:p>
          </table:table-cell>
          <table:table-cell table:style-name="ce3" table:formula="of:=[.B5]+[.C5]-[.D5]" office:value-type="float" office:value="140" calcext:value-type="float">
            <text:p>14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L4]" office:value-type="float" office:value="1720" calcext:value-type="float">
            <text:p>172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5]+[.J5]-[.K5]" office:value-type="float" office:value="1560" calcext:value-type="float">
            <text:p>156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S4]" office:value-type="float" office:value="9300" calcext:value-type="float">
            <text:p>9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5]+[.Q5]-[.R5]" office:value-type="float" office:value="8900" calcext:value-type="float">
            <text:p>8900.0</text:p>
          </table:table-cell>
          <table:table-cell table:style-name="ce2"/>
          <table:table-cell table:style-name="ce7" table:formula="of:=[.D5]+[.K5]+[.R5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table:formula="of:=[.E5]" office:value-type="float" office:value="140" calcext:value-type="float">
            <text:p>140.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.0</text:p>
          </table:table-cell>
          <table:table-cell table:style-name="ce3" table:formula="of:=[.B6]+[.C6]-[.D6]" office:value-type="float" office:value="0" calcext:value-type="float">
            <text:p>0.0</text:p>
          </table:table-cell>
          <table:table-cell table:style-name="ce2" table:formula="of:=SUM([.D2:.D6])" office:value-type="string" office:string-value="1040" calcext:value-type="string">
            <text:p>1040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3" table:formula="of:=[.L5]" office:value-type="float" office:value="1560" calcext:value-type="float">
            <text:p>156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6]+[.J6]-[.K6]" office:value-type="float" office:value="1400" calcext:value-type="float">
            <text:p>1400.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table:formula="of:=[.S5]" office:value-type="float" office:value="8900" calcext:value-type="float">
            <text:p>8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6]+[.Q6]-[.R6]" office:value-type="float" office:value="8500" calcext:value-type="float">
            <text:p>8500.0</text:p>
          </table:table-cell>
          <table:table-cell table:style-name="ce2"/>
          <table:table-cell table:style-name="ce7" table:formula="of:=[.D6]+[.K6]+[.R6]" office:value-type="float" office:value="840" calcext:value-type="float">
            <text:p>84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3"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3" table:formula="of:=[.L6]" office:value-type="float" office:value="1400" calcext:value-type="float">
            <text:p>140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I7]+[.J7]-[.K7]" office:value-type="float" office:value="940" calcext:value-type="float">
            <text:p>940.0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3" table:formula="of:=[.S6]" office:value-type="float" office:value="8500" calcext:value-type="float">
            <text:p>8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7]+[.Q7]-[.R7]" office:value-type="float" office:value="8100" calcext:value-type="float">
            <text:p>8100.0</text:p>
          </table:table-cell>
          <table:table-cell table:style-name="ce2"/>
          <table:table-cell table:style-name="ce7" table:formula="of:=[.D7]+[.K7]+[.R7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3"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3" table:formula="of:=[.L7]" office:value-type="float" office:value="940" calcext:value-type="float">
            <text:p>94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I8]+[.J8]-[.K8]" office:value-type="float" office:value="480" calcext:value-type="float">
            <text:p>480.0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3" table:formula="of:=[.S7]" office:value-type="float" office:value="8100" calcext:value-type="float">
            <text:p>8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8]+[.Q8]-[.R8]" office:value-type="float" office:value="7700" calcext:value-type="float">
            <text:p>7700.0</text:p>
          </table:table-cell>
          <table:table-cell table:style-name="ce2"/>
          <table:table-cell table:style-name="ce7" table:formula="of:=[.D8]+[.K8]+[.R8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3"/>
          <table:table-cell table:style-name="ce2" office:value-type="float" office:value="7" calcext:value-type="float">
            <text:p>7</text:p>
          </table:table-cell>
          <table:table-cell table:style-name="ce3" table:formula="of:=[.L8]" office:value-type="float" office:value="480" calcext:value-type="float">
            <text:p>480.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.0</text:p>
          </table:table-cell>
          <table:table-cell table:style-name="ce3" table:formula="of:=[.I9]+[.J9]-[.K9]" office:value-type="float" office:value="0" calcext:value-type="float">
            <text:p>0.0</text:p>
          </table:table-cell>
          <table:table-cell table:style-name="ce2" table:formula="of:=SUM([.K2:.K9])" office:value-type="string" office:string-value="2280" calcext:value-type="string">
            <text:p>2280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3" table:formula="of:=[.S8]" office:value-type="float" office:value="7700" calcext:value-type="float">
            <text:p>7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9]+[.Q9]-[.R9]" office:value-type="float" office:value="7300" calcext:value-type="float">
            <text:p>7300.0</text:p>
          </table:table-cell>
          <table:table-cell table:style-name="ce2"/>
          <table:table-cell table:style-name="ce7" table:formula="of:=[.D9]+[.K9]+[.R9]" office:value-type="float" office:value="980" calcext:value-type="float">
            <text:p>98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3" table:formula="of:=[.S9]" office:value-type="float" office:value="7300" calcext:value-type="float">
            <text:p>7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.0</text:p>
          </table:table-cell>
          <table:table-cell table:style-name="ce3" table:formula="of:=[.P10]+[.Q10]-[.R10]" office:value-type="float" office:value="6400" calcext:value-type="float">
            <text:p>6400.0</text:p>
          </table:table-cell>
          <table:table-cell table:style-name="ce2"/>
          <table:table-cell table:style-name="ce7" table:formula="of:=[.D10]+[.K10]+[.R10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9" calcext:value-type="float">
            <text:p>9</text:p>
          </table:table-cell>
          <table:table-cell table:style-name="ce3" table:formula="of:=[.S10]" office:value-type="float" office:value="6400" calcext:value-type="float">
            <text:p>64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.0</text:p>
          </table:table-cell>
          <table:table-cell table:style-name="ce3" table:formula="of:=[.P11]+[.Q11]-[.R11]" office:value-type="float" office:value="5500" calcext:value-type="float">
            <text:p>5500.0</text:p>
          </table:table-cell>
          <table:table-cell table:style-name="ce2"/>
          <table:table-cell table:style-name="ce7" table:formula="of:=[.D11]+[.K11]+[.R11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formula="of:=[.S11]" office:value-type="float" office:value="5500" calcext:value-type="float">
            <text:p>5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.0</text:p>
          </table:table-cell>
          <table:table-cell table:style-name="ce3" table:formula="of:=[.P12]+[.Q12]-[.R12]" office:value-type="float" office:value="4600" calcext:value-type="float">
            <text:p>4600.0</text:p>
          </table:table-cell>
          <table:table-cell table:style-name="ce2"/>
          <table:table-cell table:style-name="ce7" table:formula="of:=[.D12]+[.K12]+[.R12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1" calcext:value-type="float">
            <text:p>11</text:p>
          </table:table-cell>
          <table:table-cell table:style-name="ce3" table:formula="of:=[.S12]" office:value-type="float" office:value="4600" calcext:value-type="float">
            <text:p>46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.0</text:p>
          </table:table-cell>
          <table:table-cell table:style-name="ce3" table:formula="of:=[.P13]+[.Q13]-[.R13]" office:value-type="float" office:value="3700" calcext:value-type="float">
            <text:p>3700.0</text:p>
          </table:table-cell>
          <table:table-cell table:style-name="ce2"/>
          <table:table-cell table:style-name="ce7" table:formula="of:=[.D13]+[.K13]+[.R13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3" table:formula="of:=[.S13]" office:value-type="float" office:value="3700" calcext:value-type="float">
            <text:p>3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.0</text:p>
          </table:table-cell>
          <table:table-cell table:style-name="ce3" table:formula="of:=[.P14]+[.Q14]-[.R14]" office:value-type="float" office:value="2800" calcext:value-type="float">
            <text:p>2800.0</text:p>
          </table:table-cell>
          <table:table-cell table:style-name="ce2"/>
          <table:table-cell table:style-name="ce7" table:formula="of:=[.D14]+[.K14]+[.R14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3" calcext:value-type="float">
            <text:p>13</text:p>
          </table:table-cell>
          <table:table-cell table:style-name="ce3" table:formula="of:=[.S14]" office:value-type="float" office:value="2800" calcext:value-type="float">
            <text:p>28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.0</text:p>
          </table:table-cell>
          <table:table-cell table:style-name="ce3" table:formula="of:=[.P15]+[.Q15]-[.R15]" office:value-type="float" office:value="1900" calcext:value-type="float">
            <text:p>1900.0</text:p>
          </table:table-cell>
          <table:table-cell table:style-name="ce2"/>
          <table:table-cell table:style-name="ce7" table:formula="of:=[.D15]+[.K15]+[.R15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4" calcext:value-type="float">
            <text:p>14</text:p>
          </table:table-cell>
          <table:table-cell table:style-name="ce3" table:formula="of:=[.S15]" office:value-type="float" office:value="1900" calcext:value-type="float">
            <text:p>1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.0</text:p>
          </table:table-cell>
          <table:table-cell table:style-name="ce3" table:formula="of:=[.P16]+[.Q16]-[.R16]" office:value-type="float" office:value="1000" calcext:value-type="float">
            <text:p>1000.0</text:p>
          </table:table-cell>
          <table:table-cell table:style-name="ce2"/>
          <table:table-cell table:style-name="ce7" table:formula="of:=[.D16]+[.K16]+[.R16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3" table:formula="of:=[.S16]" office:value-type="float" office:value="1000" calcext:value-type="float">
            <text:p>1000.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.0</text:p>
          </table:table-cell>
          <table:table-cell table:style-name="ce3" table:formula="of:=[.P17]+[.Q17]-[.R17]" office:value-type="float" office:value="0" calcext:value-type="float">
            <text:p>0.0</text:p>
          </table:table-cell>
          <table:table-cell table:style-name="ce2" table:formula="of:=SUM([.R2:.R17])" office:value-type="string" office:string-value="11500" calcext:value-type="string">
            <text:p>11500</text:p>
          </table:table-cell>
          <table:table-cell table:style-name="ce7" table:formula="of:=[.D17]+[.K17]+[.R17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7" table:formula="of:=[.D18]+[.K18]+[.R18]" office:value-type="float" office:value="0" calcext:value-type="float">
            <text:p>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6"/>
          <table:table-cell table:style-name="ce2" table:number-columns-repeated="5"/>
          <table:table-cell table:number-columns-repeated="998"/>
        </table:table-row>
        <table:table-row table:style-name="ro1" table:number-rows-repeated="981">
          <table:table-cell table:style-name="ce2" table:number-columns-repeated="20"/>
          <table:table-cell table:style-name="ce6"/>
          <table:table-cell table:style-name="ce2" table:number-columns-repeated="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ghestFirst1000" table:style-name="ta3">
        <table:table-column table:style-name="co1" table:number-columns-repeated="21" table:default-cell-style-name="Default"/>
        <table:table-column table:style-name="co2" table:number-columns-repeated="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/>
          <table:table-cell table:style-name="ce6"/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formula="of:=[.B2]*0.01" office:value-type="string" office:string-value="10" calcext:value-type="string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2]+[.C2]-[.D2]" office:value-type="float" office:value="1010" calcext:value-type="float">
            <text:p>101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[.I2]*0.02" office:value-type="string" office:string-value="40" calcext:value-type="string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I2]+[.J2]-[.K2]" office:value-type="float" office:value="2040" calcext:value-type="float">
            <text:p>204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2]+[.Q2]-[.R2]" office:value-type="float" office:value="10100" calcext:value-type="float">
            <text:p>10100</text:p>
          </table:table-cell>
          <table:table-cell table:style-name="ce2"/>
          <table:table-cell table:style-name="ce6" table:formula="of:=[.D2]+[.K2]+[.R2]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E2]" office:value-type="float" office:value="1010" calcext:value-type="float">
            <text:p>10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3]+[.C3]-[.D3]" office:value-type="float" office:value="820" calcext:value-type="float">
            <text:p>82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L2]" office:value-type="float" office:value="2040" calcext:value-type="float">
            <text:p>204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3]+[.J3]-[.K3]" office:value-type="float" office:value="1880" calcext:value-type="float">
            <text:p>188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S2]" office:value-type="float" office:value="10100" calcext:value-type="float">
            <text:p>1010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600" calcext:value-type="float">
            <text:p>600.0</text:p>
          </table:table-cell>
          <table:table-cell table:style-name="ce3" table:formula="of:=[.P3]+[.Q3]-[.R3]" office:value-type="float" office:value="9600" calcext:value-type="float">
            <text:p>9600.0</text:p>
          </table:table-cell>
          <table:table-cell table:style-name="ce2"/>
          <table:table-cell table:style-name="ce7" table:formula="of:=[.D3]+[.K3]+[.R3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table:formula="of:=[.E3]" office:value-type="float" office:value="820" calcext:value-type="float">
            <text:p>82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4]+[.C4]-[.D4]" office:value-type="float" office:value="630" calcext:value-type="float">
            <text:p>63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L3]" office:value-type="float" office:value="1880" calcext:value-type="float">
            <text:p>18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4]+[.J4]-[.K4]" office:value-type="float" office:value="1720" calcext:value-type="float">
            <text:p>172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S3]" office:value-type="float" office:value="9600" calcext:value-type="float">
            <text:p>96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600" calcext:value-type="float">
            <text:p>600.0</text:p>
          </table:table-cell>
          <table:table-cell table:style-name="ce3" table:formula="of:=[.P4]+[.Q4]-[.R4]" office:value-type="float" office:value="9100" calcext:value-type="float">
            <text:p>9100.0</text:p>
          </table:table-cell>
          <table:table-cell table:style-name="ce2"/>
          <table:table-cell table:style-name="ce7" table:formula="of:=[.D4]+[.K4]+[.R4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[.E4]" office:value-type="float" office:value="630" calcext:value-type="float">
            <text:p>63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5]+[.C5]-[.D5]" office:value-type="float" office:value="440" calcext:value-type="float">
            <text:p>44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L4]" office:value-type="float" office:value="1720" calcext:value-type="float">
            <text:p>172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5]+[.J5]-[.K5]" office:value-type="float" office:value="1560" calcext:value-type="float">
            <text:p>156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S4]" office:value-type="float" office:value="9100" calcext:value-type="float">
            <text:p>9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600" calcext:value-type="float">
            <text:p>600.0</text:p>
          </table:table-cell>
          <table:table-cell table:style-name="ce3" table:formula="of:=[.P5]+[.Q5]-[.R5]" office:value-type="float" office:value="8600" calcext:value-type="float">
            <text:p>8600.0</text:p>
          </table:table-cell>
          <table:table-cell table:style-name="ce2"/>
          <table:table-cell table:style-name="ce7" table:formula="of:=[.D5]+[.K5]+[.R5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table:formula="of:=[.E5]" office:value-type="float" office:value="440" calcext:value-type="float">
            <text:p>44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6]+[.C6]-[.D6]" office:value-type="float" office:value="250" calcext:value-type="float">
            <text:p>250.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table:formula="of:=[.L5]" office:value-type="float" office:value="1560" calcext:value-type="float">
            <text:p>156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6]+[.J6]-[.K6]" office:value-type="float" office:value="1400" calcext:value-type="float">
            <text:p>1400.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table:formula="of:=[.S5]" office:value-type="float" office:value="8600" calcext:value-type="float">
            <text:p>86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600" calcext:value-type="float">
            <text:p>600.0</text:p>
          </table:table-cell>
          <table:table-cell table:style-name="ce3" table:formula="of:=[.P6]+[.Q6]-[.R6]" office:value-type="float" office:value="8100" calcext:value-type="float">
            <text:p>8100.0</text:p>
          </table:table-cell>
          <table:table-cell table:style-name="ce2"/>
          <table:table-cell table:style-name="ce7" table:formula="of:=[.D6]+[.K6]+[.R6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[.E6]" office:value-type="float" office:value="250" calcext:value-type="float">
            <text:p>25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7]+[.C7]-[.D7]" office:value-type="float" office:value="60" calcext:value-type="float">
            <text:p>60.0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3" table:formula="of:=[.L6]" office:value-type="float" office:value="1400" calcext:value-type="float">
            <text:p>140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7]+[.J7]-[.K7]" office:value-type="float" office:value="1240" calcext:value-type="float">
            <text:p>1240.0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3" table:formula="of:=[.S6]" office:value-type="float" office:value="8100" calcext:value-type="float">
            <text:p>8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600" calcext:value-type="float">
            <text:p>600.0</text:p>
          </table:table-cell>
          <table:table-cell table:style-name="ce3" table:formula="of:=[.P7]+[.Q7]-[.R7]" office:value-type="float" office:value="7600" calcext:value-type="float">
            <text:p>7600.0</text:p>
          </table:table-cell>
          <table:table-cell table:style-name="ce2"/>
          <table:table-cell table:style-name="ce7" table:formula="of:=[.D7]+[.K7]+[.R7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table:formula="of:=[.E7]" office:value-type="float" office:value="60" calcext:value-type="float">
            <text:p>60.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60" calcext:value-type="float">
            <text:p>60.0</text:p>
          </table:table-cell>
          <table:table-cell table:style-name="ce3" table:formula="of:=[.B8]+[.C8]-[.D8]" office:value-type="float" office:value="0" calcext:value-type="float">
            <text:p>0.0</text:p>
          </table:table-cell>
          <table:table-cell table:style-name="ce2" table:formula="of:=SUM([.D2:.D8])" office:value-type="string" office:string-value="1060" calcext:value-type="string">
            <text:p>1060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3" table:formula="of:=[.L7]" office:value-type="float" office:value="1240" calcext:value-type="float">
            <text:p>124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8]+[.J8]-[.K8]" office:value-type="float" office:value="1080" calcext:value-type="float">
            <text:p>1080.0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3" table:formula="of:=[.S7]" office:value-type="float" office:value="7600" calcext:value-type="float">
            <text:p>76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730" calcext:value-type="float">
            <text:p>730.0</text:p>
          </table:table-cell>
          <table:table-cell table:style-name="ce3" table:formula="of:=[.P8]+[.Q8]-[.R8]" office:value-type="float" office:value="6970" calcext:value-type="float">
            <text:p>6970.0</text:p>
          </table:table-cell>
          <table:table-cell table:style-name="ce2"/>
          <table:table-cell table:style-name="ce7" table:formula="of:=[.D8]+[.K8]+[.R8]" office:value-type="float" office:value="990" calcext:value-type="float">
            <text:p>99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3"/>
          <table:table-cell table:style-name="ce2" office:value-type="float" office:value="7" calcext:value-type="float">
            <text:p>7</text:p>
          </table:table-cell>
          <table:table-cell table:style-name="ce3" table:formula="of:=[.L8]" office:value-type="float" office:value="1080" calcext:value-type="float">
            <text:p>10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9]+[.J9]-[.K9]" office:value-type="float" office:value="920" calcext:value-type="float">
            <text:p>920.0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3" table:formula="of:=[.S8]" office:value-type="float" office:value="6970" calcext:value-type="float">
            <text:p>697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800" calcext:value-type="float">
            <text:p>800.0</text:p>
          </table:table-cell>
          <table:table-cell table:style-name="ce3" table:formula="of:=[.P9]+[.Q9]-[.R9]" office:value-type="float" office:value="6270" calcext:value-type="float">
            <text:p>6270.0</text:p>
          </table:table-cell>
          <table:table-cell table:style-name="ce2"/>
          <table:table-cell table:style-name="ce7" table:formula="of:=[.D9]+[.K9]+[.R9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8" calcext:value-type="float">
            <text:p>8</text:p>
          </table:table-cell>
          <table:table-cell table:style-name="ce3" table:formula="of:=[.L9]" office:value-type="float" office:value="920" calcext:value-type="float">
            <text:p>92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0]+[.J10]-[.K10]" office:value-type="float" office:value="760" calcext:value-type="float">
            <text:p>760.0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3" table:formula="of:=[.S9]" office:value-type="float" office:value="6270" calcext:value-type="float">
            <text:p>627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800" calcext:value-type="float">
            <text:p>800.0</text:p>
          </table:table-cell>
          <table:table-cell table:style-name="ce3" table:formula="of:=[.P10]+[.Q10]-[.R10]" office:value-type="float" office:value="5570" calcext:value-type="float">
            <text:p>5570.0</text:p>
          </table:table-cell>
          <table:table-cell table:style-name="ce2"/>
          <table:table-cell table:style-name="ce7" table:formula="of:=[.D10]+[.K10]+[.R10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9" calcext:value-type="float">
            <text:p>9</text:p>
          </table:table-cell>
          <table:table-cell table:style-name="ce3" table:formula="of:=[.L10]" office:value-type="float" office:value="760" calcext:value-type="float">
            <text:p>76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1]+[.J11]-[.K11]" office:value-type="float" office:value="600" calcext:value-type="float">
            <text:p>600.0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3" table:formula="of:=[.S10]" office:value-type="float" office:value="5570" calcext:value-type="float">
            <text:p>557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800" calcext:value-type="float">
            <text:p>800.0</text:p>
          </table:table-cell>
          <table:table-cell table:style-name="ce3" table:formula="of:=[.P11]+[.Q11]-[.R11]" office:value-type="float" office:value="4870" calcext:value-type="float">
            <text:p>4870.0</text:p>
          </table:table-cell>
          <table:table-cell table:style-name="ce2"/>
          <table:table-cell table:style-name="ce7" table:formula="of:=[.D11]+[.K11]+[.R11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0" calcext:value-type="float">
            <text:p>10</text:p>
          </table:table-cell>
          <table:table-cell table:style-name="ce3" table:formula="of:=[.L11]" office:value-type="float" office:value="600" calcext:value-type="float">
            <text:p>60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2]+[.J12]-[.K12]" office:value-type="float" office:value="440" calcext:value-type="float">
            <text:p>440.0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3" table:formula="of:=[.S11]" office:value-type="float" office:value="4870" calcext:value-type="float">
            <text:p>487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800" calcext:value-type="float">
            <text:p>800.0</text:p>
          </table:table-cell>
          <table:table-cell table:style-name="ce3" table:formula="of:=[.P12]+[.Q12]-[.R12]" office:value-type="float" office:value="4170" calcext:value-type="float">
            <text:p>4170.0</text:p>
          </table:table-cell>
          <table:table-cell table:style-name="ce2"/>
          <table:table-cell table:style-name="ce7" table:formula="of:=[.D12]+[.K12]+[.R12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1" calcext:value-type="float">
            <text:p>11</text:p>
          </table:table-cell>
          <table:table-cell table:style-name="ce3" table:formula="of:=[.L12]" office:value-type="float" office:value="440" calcext:value-type="float">
            <text:p>44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3]+[.J13]-[.K13]" office:value-type="float" office:value="280" calcext:value-type="float">
            <text:p>280.0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3" table:formula="of:=[.S12]" office:value-type="float" office:value="4170" calcext:value-type="float">
            <text:p>417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800" calcext:value-type="float">
            <text:p>800.0</text:p>
          </table:table-cell>
          <table:table-cell table:style-name="ce3" table:formula="of:=[.P13]+[.Q13]-[.R13]" office:value-type="float" office:value="3470" calcext:value-type="float">
            <text:p>3470.0</text:p>
          </table:table-cell>
          <table:table-cell table:style-name="ce2"/>
          <table:table-cell table:style-name="ce7" table:formula="of:=[.D13]+[.K13]+[.R13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2" calcext:value-type="float">
            <text:p>12</text:p>
          </table:table-cell>
          <table:table-cell table:style-name="ce3" table:formula="of:=[.L13]" office:value-type="float" office:value="280" calcext:value-type="float">
            <text:p>2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4]+[.J14]-[.K14]" office:value-type="float" office:value="120" calcext:value-type="float">
            <text:p>120.0</text:p>
          </table:table-cell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3" table:formula="of:=[.S13]" office:value-type="float" office:value="3470" calcext:value-type="float">
            <text:p>347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800" calcext:value-type="float">
            <text:p>800.0</text:p>
          </table:table-cell>
          <table:table-cell table:style-name="ce3" table:formula="of:=[.P14]+[.Q14]-[.R14]" office:value-type="float" office:value="2770" calcext:value-type="float">
            <text:p>2770.0</text:p>
          </table:table-cell>
          <table:table-cell table:style-name="ce2"/>
          <table:table-cell table:style-name="ce7" table:formula="of:=[.D14]+[.K14]+[.R14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3" calcext:value-type="float">
            <text:p>13</text:p>
          </table:table-cell>
          <table:table-cell table:style-name="ce3" table:formula="of:=[.L14]" office:value-type="float" office:value="120" calcext:value-type="float">
            <text:p>120.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.0</text:p>
          </table:table-cell>
          <table:table-cell table:style-name="ce3" table:formula="of:=[.I15]+[.J15]-[.K15]" office:value-type="float" office:value="0" calcext:value-type="float">
            <text:p>0.0</text:p>
          </table:table-cell>
          <table:table-cell table:style-name="ce2" table:formula="of:=SUM([.K2:.K15])" office:value-type="string" office:string-value="2520" calcext:value-type="string">
            <text:p>2520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3" table:formula="of:=[.S14]" office:value-type="float" office:value="2770" calcext:value-type="float">
            <text:p>277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839" calcext:value-type="float">
            <text:p>839.0</text:p>
          </table:table-cell>
          <table:table-cell table:style-name="ce3" table:formula="of:=[.P15]+[.Q15]-[.R15]" office:value-type="float" office:value="2031" calcext:value-type="float">
            <text:p>2031.0</text:p>
          </table:table-cell>
          <table:table-cell table:style-name="ce2"/>
          <table:table-cell table:style-name="ce7" table:formula="of:=[.D15]+[.K15]+[.R15]" office:value-type="float" office:value="959" calcext:value-type="float">
            <text:p>959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4" calcext:value-type="float">
            <text:p>14</text:p>
          </table:table-cell>
          <table:table-cell table:style-name="ce3" table:formula="of:=[.S15]" office:value-type="float" office:value="2031" calcext:value-type="float">
            <text:p>2031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.0</text:p>
          </table:table-cell>
          <table:table-cell table:style-name="ce3" table:formula="of:=[.P16]+[.Q16]-[.R16]" office:value-type="float" office:value="1131" calcext:value-type="float">
            <text:p>1131.0</text:p>
          </table:table-cell>
          <table:table-cell table:style-name="ce2"/>
          <table:table-cell table:style-name="ce7" table:formula="of:=[.D16]+[.K16]+[.R16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3" table:formula="of:=[.S16]" office:value-type="float" office:value="1131" calcext:value-type="float">
            <text:p>1131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.0</text:p>
          </table:table-cell>
          <table:table-cell table:style-name="ce3" table:formula="of:=[.P17]+[.Q17]-[.R17]" office:value-type="float" office:value="231" calcext:value-type="float">
            <text:p>231.0</text:p>
          </table:table-cell>
          <table:table-cell table:style-name="ce2"/>
          <table:table-cell table:style-name="ce7" table:formula="of:=[.D17]+[.K17]+[.R17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6" calcext:value-type="float">
            <text:p>16</text:p>
          </table:table-cell>
          <table:table-cell table:style-name="ce3" table:formula="of:=[.S17]" office:value-type="float" office:value="231" calcext:value-type="float">
            <text:p>231.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.0</text:p>
          </table:table-cell>
          <table:table-cell table:style-name="ce3" table:formula="of:=[.P18]+[.Q18]-[.R18]" office:value-type="float" office:value="0" calcext:value-type="float">
            <text:p>0.0</text:p>
          </table:table-cell>
          <table:table-cell table:style-name="ce2" table:formula="of:=SUM([.R2:.R18])" office:value-type="string" office:string-value="11600" calcext:value-type="string">
            <text:p>11600</text:p>
          </table:table-cell>
          <table:table-cell table:style-name="ce7" table:formula="of:=[.D18]+[.K18]+[.R18]" office:value-type="float" office:value="231" calcext:value-type="float">
            <text:p>231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6"/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6"/>
          <table:table-cell table:style-name="ce2" table:number-columns-repeated="5"/>
          <table:table-cell table:number-columns-repeated="998"/>
        </table:table-row>
        <table:table-row table:style-name="ro1" table:number-rows-repeated="980">
          <table:table-cell table:style-name="ce2" table:number-columns-repeated="20"/>
          <table:table-cell table:style-name="ce6"/>
          <table:table-cell table:style-name="ce2" table:number-columns-repeated="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westFirst1000" style:display-name="PageStyle_LowestFirst1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ghestFirst1000" style:display-name="PageStyle_HighestFirst100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92" meta:object-count="0"/>
    <meta:generator>LibreOfficeDev/5.1.0.3$Linux_X86_64 LibreOffice_project/</meta:generator>
  </office:meta>
</office:document-meta>
</file>